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3.007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0pt" style:font-size-asian="20pt" style:font-size-complex="20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color="#ffffff"/>
      <style:text-properties fo:font-size="20pt"/>
    </style:style>
    <style:style style:name="P6" style:family="paragraph">
      <loext:graphic-properties draw:fill="none" draw:fill-color="#ffffff"/>
      <style:text-properties style:font-name="Segoe UI Semibold" fo:font-size="32pt" style:font-size-asian="32pt" style:font-size-complex="32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Holy Gospel</text:span></text:p>
            <text:p text:style-name="P1"><text:span text:style-name="T2">Matthew 5:21–3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7.766cm" svg:x="1.524cm" svg:y="0.762cm">
          <draw:text-box>
            <text:p text:style-name="P4"><text:span text:style-name="T3">21</text:span><text:span text:style-name="T4">“You have heard that it was said to those of old, ‘You shall not murder; and whoever murders will be liable to judgment.’ </text:span><text:span text:style-name="T3">22</text:span><text:span text:style-name="T4">But I say to you that everyone who is angry with his brother will be liable to judgment;</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892cm" svg:height="4.76cm" svg:x="1.524cm" svg:y="0.762cm">
          <draw:text-box>
            <text:p text:style-name="P4"><text:span text:style-name="T4">whoever insults his brother will be liable to the council; and whoever says, ‘You fool!’ will be liable to the hell of fire.</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4.892cm" svg:height="6.263cm" svg:x="1.524cm" svg:y="0.762cm">
          <draw:text-box>
            <text:p text:style-name="P4"><text:span text:style-name="T3">23</text:span><text:span text:style-name="T4">So if you are offering your gift at the altar and there remember that your brother has something against you, </text:span><text:span text:style-name="T3">24</text:span><text:span text:style-name="T4">leave your gift there before the altar and go.</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2" draw:layer="layout" svg:width="24.892cm" svg:height="6.263cm" svg:x="1.524cm" svg:y="0.762cm">
          <draw:text-box>
            <text:p text:style-name="P4"><text:span text:style-name="T4">First be reconciled to your brother, and then come and offer your gift. </text:span><text:span text:style-name="T3">25</text:span><text:span text:style-name="T4">Come to terms quickly with your accuser while you are going with him to court,</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2" draw:layer="layout" svg:width="24.892cm" svg:height="6.263cm" svg:x="1.524cm" svg:y="0.762cm">
          <draw:text-box>
            <text:p text:style-name="P4"><text:span text:style-name="T4">lest your accuser hand you over to the judge, and the judge to the guard, and you be put in prison. </text:span><text:span text:style-name="T3">26</text:span><text:span text:style-name="T4">Truly, I say to you, you will never get out until you have paid the last penny.</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2" draw:layer="layout" svg:width="24.892cm" svg:height="7.766cm" svg:x="1.524cm" svg:y="0.762cm">
          <draw:text-box>
            <text:p text:style-name="P4"><text:span text:style-name="T3">27</text:span><text:span text:style-name="T4">“You have heard that it was said, ‘You shall not commit adultery.’ </text:span><text:span text:style-name="T3">28</text:span><text:span text:style-name="T4">But I say to you that everyone who looks at a woman with lustful intent has already committed adultery with her in his heart.</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2" draw:layer="layout" svg:width="24.892cm" svg:height="6.263cm" svg:x="1.524cm" svg:y="0.762cm">
          <draw:text-box>
            <text:p text:style-name="P4"><text:span text:style-name="T3">29</text:span><text:span text:style-name="T4">If your right eye causes you to sin, tear it out and throw it away. For it is better that you lose one of your members than that your whole body be thrown into hell.</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5" draw:text-style-name="P2" draw:layer="layout" svg:width="24.892cm" svg:height="6.263cm" svg:x="1.524cm" svg:y="0.762cm">
          <draw:text-box>
            <text:p text:style-name="P4"><text:span text:style-name="T3">30</text:span><text:span text:style-name="T4">And if your right hand causes you to sin, cut it off and throw it away. For it is better that you lose one of your members than that your whole body go into hell.</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6" draw:text-style-name="P2" draw:layer="layout" svg:width="24.892cm" svg:height="3.257cm" svg:x="1.524cm" svg:y="0.762cm">
          <draw:text-box>
            <text:p text:style-name="P4"><text:span text:style-name="T3">31</text:span><text:span text:style-name="T4">“It was also said, ‘Whoever divorces his wife, let him give her a certificate of divorce.’</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5" draw:text-style-name="P2" draw:layer="layout" svg:width="24.892cm" svg:height="6.263cm" svg:x="1.524cm" svg:y="0.762cm">
          <draw:text-box>
            <text:p text:style-name="P4"><text:span text:style-name="T3">32</text:span><text:span text:style-name="T4">But I say to you that everyone who divorces his wife, except on the ground of sexual immorality, makes her commit adultery. And whoever marries a divorced woman commits adultery.</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4" draw:text-style-name="P2" draw:layer="layout" svg:width="24.892cm" svg:height="4.76cm" svg:x="1.524cm" svg:y="0.762cm">
          <draw:text-box>
            <text:p><text:span text:style-name="T3">33</text:span><text:span text:style-name="T4">“Again you have heard that it was said to those of old, ‘You shall not swear falsely, but shall perform to the Lord what you have sworn.’ <text:s/></text:span></text:p>
          </draw:text-box>
        </draw:frame>
        <presentation:notes draw:style-name="dp2">
          <draw:page-thumbnail draw:style-name="gr2" draw:layer="layout" svg:width="13.968cm" svg:height="10.476cm" svg:x="3.81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
        <draw:frame draw:style-name="gr5" draw:text-style-name="P2" draw:layer="layout" svg:width="24.892cm" svg:height="6.263cm" svg:x="1.524cm" svg:y="0.762cm">
          <draw:text-box>
            <text:p><text:span text:style-name="T3">34</text:span><text:span text:style-name="T4">But I say to you, Do not take an oath at all, either by heaven, for it is the throne of God,</text:span></text:p>
            <text:p><text:span text:style-name="T3">35</text:span><text:span text:style-name="T4">or by the earth, for it is his footstool, or by Jerusalem, for it is the city of the great King.</text:span></text:p>
          </draw:text-box>
        </draw:frame>
        <presentation:notes draw:style-name="dp2">
          <draw:page-thumbnail draw:style-name="gr2" draw:layer="layout" svg:width="13.968cm" svg:height="10.476cm" svg:x="3.81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
        <draw:frame draw:style-name="gr5" draw:text-style-name="P6" draw:layer="layout" svg:width="24.892cm" svg:height="6.263cm" svg:x="1.524cm" svg:y="0.762cm">
          <draw:text-box>
            <text:p><text:span text:style-name="T3">36</text:span><text:span text:style-name="T4">And do not take an oath by your head, for you cannot make one hair white or black. </text:span><text:span text:style-name="T3">37</text:span><text:span text:style-name="T4">Let what you say be simply ‘Yes’ or ‘No’; anything more than this comes from evil.</text:span></text:p>
          </draw:text-box>
        </draw:frame>
        <presentation:notes draw:style-name="dp2">
          <draw:page-thumbnail draw:style-name="gr2" draw:layer="layout" svg:width="13.968cm" svg:height="10.476cm" svg:x="3.81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7T20:41:06.147000000</meta:creation-date>
    <dc:date>2017-02-09T12:28:16.107000000</dc:date>
    <meta:editing-duration>PT10M18S</meta:editing-duration>
    <meta:editing-cycles>4</meta:editing-cycles>
    <meta:generator>LibreOffice/5.2.4.2$Windows_X86_64 LibreOffice_project/3d5603e1122f0f102b62521720ab13a38a4e0eb0</meta:generator>
    <meta:document-statistic meta:object-count="63"/>
  </office:meta>
</office:document-meta>
</file>